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vo" fo:font-size="16pt" officeooo:rsid="000e8e04" officeooo:paragraph-rsid="000e8e04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5.1457in"/>
          <style:tab-stop style:position="5.552in"/>
        </style:tab-stops>
      </style:paragraph-properties>
      <style:text-properties officeooo:paragraph-rsid="00125d4b"/>
    </style:style>
    <style:style style:name="T1" style:family="text">
      <style:text-properties fo:color="#428bca" style:font-name="Arvo" fo:font-size="16pt" officeooo:rsid="00157a89" style:font-size-asian="16pt" style:font-size-complex="16pt"/>
    </style:style>
    <style:style style:name="T2" style:family="text">
      <style:text-properties fo:color="#428bca" style:font-name="Arvo" fo:font-size="16pt" officeooo:rsid="00195231" style:font-size-asian="16pt" style:font-size-complex="16pt"/>
    </style:style>
    <style:style style:name="T3" style:family="text">
      <style:text-properties style:font-name="Arvo" fo:font-size="16pt" officeooo:rsid="000e8e04" style:font-size-asian="16pt" style:font-size-complex="16pt"/>
    </style:style>
    <style:style style:name="T4" style:family="text">
      <style:text-properties style:font-name="Arvo" fo:font-size="16pt" officeooo:rsid="00125caa" style:font-size-asian="16pt" style:font-size-complex="16pt"/>
    </style:style>
    <style:style style:name="T5" style:family="text">
      <style:text-properties style:font-name="Arvo" fo:font-size="16pt" officeooo:rsid="00125d4b" style:font-size-asian="16pt" style:font-size-complex="16pt"/>
    </style:style>
    <style:style style:name="T6" style:family="text">
      <style:text-properties style:font-name="Arvo" fo:font-size="16pt" officeooo:rsid="00138abe" style:font-size-asian="16pt" style:font-size-complex="16pt"/>
    </style:style>
    <style:style style:name="T7" style:family="text">
      <style:text-properties style:font-name="Arvo" fo:font-size="16pt" officeooo:rsid="00157a89" style:font-size-asian="16pt" style:font-size-complex="16pt"/>
    </style:style>
    <style:style style:name="T8" style:family="text">
      <style:text-properties style:font-name="Arvo" fo:font-size="16pt" officeooo:rsid="00175b5d" style:font-size-asian="16pt" style:font-size-complex="16pt"/>
    </style:style>
    <style:style style:name="T9" style:family="text">
      <style:text-properties style:font-name="Arvo" fo:font-size="16pt" officeooo:rsid="00195231" style:font-size-asian="16pt" style:font-size-complex="16pt"/>
    </style:style>
    <style:style style:name="T10" style:family="text">
      <style:text-properties fo:color="#000000" style:font-name="Arvo" fo:font-size="16pt" officeooo:rsid="000e8e04" style:font-size-asian="16pt" style:font-size-complex="16pt"/>
    </style:style>
    <style:style style:name="T11" style:family="text">
      <style:text-properties fo:color="#000000" style:font-name="Arvo" fo:font-size="16pt" fo:font-weight="bold" officeooo:rsid="000e8e04" style:font-size-asian="16pt" style:font-weight-asian="bold" style:font-size-complex="16pt" style:font-weight-complex="bold"/>
    </style:style>
    <style:style style:name="T12" style:family="text">
      <style:text-properties fo:color="#000000" style:font-name="Arvo" fo:font-size="16pt" fo:font-weight="bold" officeooo:rsid="00182c7f" style:font-size-asian="16pt" style:font-weight-asian="bold" style:font-size-complex="16pt" style:font-weight-complex="bold"/>
    </style:style>
    <style:style style:name="T13" style:family="text">
      <style:text-properties officeooo:rsid="00182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<text:span text:style-name="T13">BookDrop</text:span>! </text:p>
      <text:p text:style-name="P1"/>
      <text:p text:style-name="P2"><text:span text:style-name="T10">This PDF has been added to your </text:span><text:span text:style-name="T11">Dropbox/Apps/</text:span><text:span text:style-name="T12">book-drop</text:span><text:span text:style-name="T10"> folder.</text:span><text:span text:style-name="T3"> In a few minutes, you'll be able to </text:span><text:span text:style-name="T4">download and </text:span><text:span text:style-name="T3">read </text:span><text:span text:style-name="T7">this</text:span><text:span text:style-name="T3"> same file on your Kindle device. This confirm</text:span><text:span text:style-name="T7">s</text:span><text:span text:style-name="T3"> that your Kindlebox account is active. Then, </text:span><text:span text:style-name="T6">use a file manager like “Finder” </text:span><text:span text:style-name="T7">on Mac OS or the </text:span><text:a xlink:type="simple" xlink:href="https://www.dropbox.com/home/Apps/book-drop"><text:span text:style-name="T7">Dropbox website</text:span></text:a><text:span text:style-name="T7"> to add your PDFs and eBooks to </text:span><text:span text:style-name="T11">Dropbox/Apps/</text:span><text:span text:style-name="T12">book-drop</text:span><text:span text:style-name="T3">. </text:span><text:span text:style-name="T7">Any files you add there will</text:span><text:span text:style-name="T4"> also get sent </text:span><text:span text:style-name="T3">to your Kindle.</text:span></text:p>
      <text:p text:style-name="P2"/>
      <text:p text:style-name="P2"><text:span text:style-name="T5">Check out the </text:span><text:a xlink:type="simple" xlink:href="https://getbookdrop.com/about"><text:span text:style-name="T1">About </text:span></text:a><text:a xlink:type="simple" xlink:href="https://getbookdrop.com/about"><text:span text:style-name="T2">BookDrop</text:span></text:a><text:a xlink:type="simple" xlink:href="https://getbookdrop.com/about"><text:span text:style-name="T1"> page</text:span></text:a><text:span text:style-name="T5"> for some FAQs. </text:span><text:span text:style-name="T8">And, if you're enjoying your </text:span><text:span text:style-name="T9">BookDrop</text:span><text:span text:style-name="T8"> experience, </text:span><text:a xlink:type="simple" xlink:href="https://getbookdrop.com/?donate=true"><text:span text:style-name="T8">help keep it free</text:span></text:a><text:span text:style-name="T8"> by donating. </text:span><text:span text:style-name="T3">Happy rea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1-24T03:46:47.394471176</meta:creation-date>
    <dc:date>2015-03-12T19:51:04.829108207</dc:date>
    <dc:creator>stephanie </dc:creator>
    <meta:editing-duration>PT27M57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96" meta:character-count="558" meta:non-whitespace-character-count="464"/>
  </office:meta>
</office:document-meta>
</file>